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c241" officeooo:paragraph-rsid="001fc241"/>
    </style:style>
    <style:style style:name="P2" style:family="paragraph" style:parent-style-name="Standard">
      <style:text-properties officeooo:rsid="0021b86e" officeooo:paragraph-rsid="0021b86e"/>
    </style:style>
    <style:style style:name="P3" style:family="paragraph" style:parent-style-name="Standard">
      <style:text-properties officeooo:rsid="0023b307" officeooo:paragraph-rsid="0023b307"/>
    </style:style>
    <style:style style:name="P4" style:family="paragraph" style:parent-style-name="Standard">
      <style:text-properties officeooo:rsid="0023b307" officeooo:paragraph-rsid="0027104a"/>
    </style:style>
    <style:style style:name="P5" style:family="paragraph" style:parent-style-name="Standard">
      <style:text-properties officeooo:rsid="0027104a" officeooo:paragraph-rsid="001fc241"/>
    </style:style>
    <style:style style:name="P6" style:family="paragraph" style:parent-style-name="Standard">
      <style:text-properties officeooo:rsid="0023b307" officeooo:paragraph-rsid="0023b307"/>
    </style:style>
    <style:style style:name="T1" style:family="text">
      <style:text-properties officeooo:rsid="0025a92e"/>
    </style:style>
    <style:style style:name="T2" style:family="text">
      <style:text-properties officeooo:rsid="0027104a"/>
    </style:style>
    <style:style style:name="T3" style:family="text">
      <style:text-properties officeooo:rsid="002837ba"/>
    </style:style>
    <style:style style:name="T4" style:family="text">
      <style:text-properties officeooo:rsid="0029d4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effen 23.11.18</text:p>
      <text:p text:style-name="Standard"/>
      <text:p text:style-name="P1">Start: 9:15</text:p>
      <text:p text:style-name="P1"/>
      <text:p text:style-name="P1">Ende: <text:span text:style-name="T1">10:40</text:span></text:p>
      <text:p text:style-name="P5"/>
      <text:p text:style-name="Standard"/>
      <text:p text:style-name="P1">Messe:</text:p>
      <text:p text:style-name="P1"/>
      <text:p text:style-name="P1"><text:tab/>- Testserver wird während <text:span text:style-name="T2">M</text:span>esse nicht laufen</text:p>
      <text:p text:style-name="P1"/>
      <text:p text:style-name="P1"><text:tab/>- alle <text:span text:style-name="T2">K</text:span>omponenten werden bewertet</text:p>
      <text:p text:style-name="P1"/>
      <text:p text:style-name="P1"><text:tab/>- <text:span text:style-name="T2">E</text:span>rscheinen am <text:span text:style-name="T4">S</text:span>tand wir bewertet </text:p>
      <text:p text:style-name="P1"/>
      <text:p text:style-name="P1"/>
      <text:p text:style-name="P2">Feld: <text:span text:style-name="T2">(Ideen für effizientere Datenstruktur)</text:span></text:p>
      <text:p text:style-name="P2"/>
      <text:p text:style-name="P2"><text:tab/>- gelegte <text:span text:style-name="T2">S</text:span>teine generieren das feld um sich herum</text:p>
      <text:p text:style-name="P2"/>
      <text:p text:style-name="P3"><text:tab/>- Hashes für das Feld</text:p>
      <text:p text:style-name="P3"/>
      <text:p text:style-name="P3"><text:tab/>- <text:span text:style-name="T3">Arraylist</text:span></text:p>
      <text:p text:style-name="P3"/>
      <text:p text:style-name="P3"/>
      <text:p text:style-name="P3">Server:</text:p>
      <text:p text:style-name="P3"/>
      <text:p text:style-name="P3"><text:tab/>- <text:span text:style-name="T2">C</text:span>lient soll nur auf einem <text:span text:style-name="T2">T</text:span>hread arbeiten</text:p>
      <text:p text:style-name="P3"/>
      <text:p text:style-name="P3"><text:tab/>- <text:span text:style-name="T2">C</text:span>lienthandler überprüft Anfragen mithilfe des <text:span text:style-name="T2">Co</text:span>nnectionh<text:span text:style-name="T2">a</text:span>ndler</text:p>
      <text:p text:style-name="P3"/>
      <text:p text:style-name="P3"><text:tab/>- <text:span text:style-name="T2">W</text:span>arteschleife auf <text:span text:style-name="T2">C</text:span>lient mit timeout und restart</text:p>
      <text:p text:style-name="P3"/>
      <text:p text:style-name="P3"><text:tab/>- <text:span text:style-name="T2">W</text:span>elcomemessage genutzt um festzustellen ob <text:span text:style-name="T2">C</text:span>lient verbunden ist sont wird <text:span text:style-name="T2">S</text:span>ocket <text:tab/>geschlossen</text:p>
      <text:p text:style-name="P3"/>
      <text:p text:style-name="P3"><text:tab/>- <text:span text:style-name="T2">P</text:span>arser deserialisiert und überprüft ob <text:span text:style-name="T2">ID</text:span> stimmt sonst <text:span text:style-name="T2">S</text:span>ocket schließen nachdem <text:span text:style-name="T2">N</text:span>achricht <text:tab/>gesendet wurde, dass nicht akzeptiert wird</text:p>
      <text:p text:style-name="P3"/>
      <text:p text:style-name="P3"/>
      <text:p text:style-name="P3"/>
      <text:p text:style-name="P3">Observer:</text:p>
      <text:p text:style-name="P3"/>
      <text:p text:style-name="P4"><text:tab/>- Musik i<text:span text:style-name="T2">m Menü, sowie Buttonsounds sind implementiert</text:span></text:p>
      <text:p text:style-name="P4"><text:s/></text:p>
      <text:p text:style-name="P3"><text:tab/>- <text:span text:style-name="T2">Lautstärkeregler funktionieren und werden mit confirm in den Optionen gespeichert</text:span></text:p>
      <text:p text:style-name="P3"/>
      <text:p text:style-name="P3"><text:tab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5M26S</meta:editing-duration>
    <meta:editing-cycles>9</meta:editing-cycles>
    <meta:generator>LibreOffice/5.4.6.2$Windows_X86_64 LibreOffice_project/4014ce260a04f1026ba855d3b8d91541c224eab8</meta:generator>
    <dc:date>2019-01-20T17:01:32.076000000</dc:date>
    <meta:document-statistic meta:table-count="0" meta:image-count="0" meta:object-count="0" meta:page-count="1" meta:paragraph-count="22" meta:word-count="122" meta:character-count="839" meta:non-whitespace-character-count="719"/>
    <meta:user-defined meta:name="Info 1"/>
    <meta:user-defined meta:name="Info 2"/>
    <meta:user-defined meta:name="Info 3"/>
    <meta:user-defined meta:name="Info 4"/>
  </office:meta>
</office:document-meta>
</file>